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41de" officeooo:paragraph-rsid="001541de"/>
    </style:style>
    <style:style style:name="P2" style:family="paragraph" style:parent-style-name="Standard">
      <style:text-properties officeooo:rsid="00171416" officeooo:paragraph-rsid="00171416"/>
    </style:style>
    <style:style style:name="P3" style:family="paragraph" style:parent-style-name="Standard">
      <style:text-properties officeooo:rsid="0017653e" officeooo:paragraph-rsid="001765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k, lets troubeshoot. I foccus on one row of the field and look how it changes. Firstly, the row should look like this (as checked with backend=numpy):</text:p>
      <text:p text:style-name="P1"><text:s/>[ <text:s/>1. <text:s text:c="10"/>1. <text:s text:c="9"/>25.59400636 -12.65455783 <text:s/>30.96027062</text:p>
      <text:p text:style-name="P1"><text:s text:c="3"/>-35.83048218 <text:s text:c="2"/>7.42833597 <text:s/>-2.45708835 <text:s text:c="2"/>1. <text:s text:c="10"/>1. <text:s text:c="7"/>]</text:p>
      <text:p text:style-name="P1"/>
      <text:p text:style-name="P1">If I run my gt4py stencil with the following code:</text:p>
      <text:p text:style-name="P1"/>
      <text:p text:style-name="P1">stencil(</text:p>
      <text:p text:style-name="P1"><text:s text:c="16"/>in_field, tmp_field, out_field, origin = (num_halo, num_halo, num_halo), domain = (nx, ny, nz)</text:p>
      <text:p text:style-name="P1"><text:s text:c="12"/>)</text:p>
      <text:p text:style-name="P1"/>
      <text:p text:style-name="P1">I get </text:p>
      <text:p text:style-name="P1"/>
      <text:p text:style-name="P1">[ <text:s/>1. <text:s text:c="10"/>1. <text:s text:c="10"/>1. <text:s text:c="10"/>1. <text:s text:c="9"/>30.96027062</text:p>
      <text:p text:style-name="P1"><text:s text:c="3"/>-35.83048218 <text:s text:c="2"/>1. <text:s text:c="10"/>1. <text:s text:c="10"/>1. <text:s text:c="10"/>1. <text:s text:c="7"/>]<text:line-break/><text:line-break/>We see that 30.96… and -35.83…. are correct, however the halo is to big.</text:p>
      <text:p text:style-name="P1"/>
      <text:p text:style-name="P1">When I run the stencil with:</text:p>
      <text:p text:style-name="P1"/>
      <text:p text:style-name="P1">stencil(</text:p>
      <text:p text:style-name="P1"><text:s text:c="16"/>in_field, tmp_field, out_field, origin = (num_halo, num_halo, num_halo), domain = (nx, ny, nz+2)</text:p>
      <text:p text:style-name="P1"><text:s text:c="12"/>)</text:p>
      <text:p text:style-name="P1"/>
      <text:p text:style-name="P1">I get:</text:p>
      <text:p text:style-name="P1"><text:s text:c="2"/>[ <text:s/>1. <text:s text:c="10"/>1. <text:s text:c="10"/>1. <text:s text:c="10"/>1. <text:s text:c="9"/>30.96027062</text:p>
      <text:p text:style-name="P1"><text:s text:c="3"/>-35.83048218 <text:s text:c="2"/>7.42833597 <text:s/>-2.45708835 <text:s text:c="2"/>1. <text:s text:c="10"/>1. <text:s text:c="7"/>]<text:line-break/></text:p>
      <text:p text:style-name="P1">* when I changed origin to (num_halo, num_halo, num_halo-2) the field shifted, in that the first two “1” became the right value, however, now there where two to many “1”.<text:line-break/>So I expaned to the domain to (nx, ny, nz+4), which then gave the correct result.</text:p>
      <text:p text:style-name="P1"/>
      <text:p text:style-name="P1"/>
      <text:p text:style-name="P2">When I change the gt4py_backend to gtmc the validation fails. The values are:</text:p>
      <text:p text:style-name="P2">[ <text:s/>1. <text:s text:c="10"/>1. <text:s text:c="9"/>25.59400636 <text:s/>-3.79585988 <text:s/>30.96027062</text:p>
      <text:p text:style-name="P2"><text:s text:c="3"/>-31.35494059 <text:s text:c="2"/>7.42833597 <text:s/>-2.45708835 <text:s text:c="2"/>1. <text:s text:c="10"/>1. <text:s text:c="7"/>]</text:p>
      <text:p text:style-name="P2"/>
      <text:p text:style-name="P2">When I changed 2 interval loops to FORWARD it worked.</text:p>
      <text:p text:style-name="P2"/>
      <text:p text:style-name="P2"/>
      <text:p text:style-name="P3">Troubleshoot for laplacian3d. Validation with numpy gives:</text:p>
      <text:p text:style-name="P3">[ 1. <text:s text:c="8"/>-1.80343121 -0.05449711 <text:s/>3.06347381 <text:s/>2.17747627</text:p>
      <text:p text:style-name="P3"><text:s text:c="3"/>-2.92578984 <text:s/>1.95732435 <text:s/>1. <text:s text:c="7"/>]</text:p>
      <text:p text:style-name="P3"/>
      <text:p text:style-name="P3">gt4py_backend gtx86 gives:</text:p>
      <text:p text:style-name="P3"><text:s text:c="2"/>[ 1. <text:s text:c="9"/>1. <text:s text:c="8"/>-0.05449711 <text:s/>3.06347381 <text:s/>2.17747627</text:p>
      <text:p text:style-name="P3"><text:s text:c="3"/>-2.92578984 <text:s/>1. <text:s text:c="9"/>1. <text:s text:c="7"/>]</text:p>
      <text:p text:style-name="P3"><text:soft-page-break/>Fixed with same fix as lapoflap3d (num_halo -1) and (nz +2)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2T11:50:45.560395343</meta:creation-date>
    <dc:date>2020-08-06T21:04:47.946401354</dc:date>
    <meta:editing-duration>PT17M40S</meta:editing-duration>
    <meta:editing-cycles>3</meta:editing-cycles>
    <meta:generator>LibreOffice/6.4.4.2$Linux_X86_64 LibreOffice_project/40$Build-2</meta:generator>
    <meta:document-statistic meta:table-count="0" meta:image-count="0" meta:object-count="0" meta:page-count="2" meta:paragraph-count="29" meta:word-count="249" meta:character-count="1840" meta:non-whitespace-character-count="1255"/>
  </office:meta>
</office:document-meta>
</file>